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古本">
            <text:p>古本</text:p>
          </table:table-cell>
          <table:table-cell office:value-type="string" office:value="ふるほん">
            <text:p>ふるほん</text:p>
          </table:table-cell>
          <table:table-cell office:value-type="string" office:value="secondhand book, used book">
            <text:p>secondhand book, used 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ととい古本を3冊買いました。">
            <text:p>おととい古本を3冊買いました。</text:p>
          </table:table-cell>
          <table:table-cell office:value-type="string" office:value="おととい ふるほん を 3 さつ かいました。">
            <text:p>おととい ふるほん を 3 さつ かいました。</text:p>
          </table:table-cell>
          <table:table-cell office:value-type="string" office:value="I bought three secondhand books the day before yesterday.">
            <text:p>I bought three secondhand books the day befor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立">
            <text:p>都立</text:p>
          </table:table-cell>
          <table:table-cell office:value-type="string" office:value="とりつ">
            <text:p>とりつ</text:p>
          </table:table-cell>
          <table:table-cell office:value-type="string" office:value="Tokyo metropolitan">
            <text:p>Tokyo metropolit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都立の病院です。">
            <text:p>ここは都立の病院です。</text:p>
          </table:table-cell>
          <table:table-cell office:value-type="string" office:value="ここ は とりつ の びょういん です。">
            <text:p>ここ は とりつ の びょういん です。</text:p>
          </table:table-cell>
          <table:table-cell office:value-type="string" office:value="This is a Tokyo metropolitan hospital.">
            <text:p>This is a Tokyo metropolitan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夏">
            <text:p>初夏</text:p>
          </table:table-cell>
          <table:table-cell office:value-type="string" office:value="しょか">
            <text:p>しょか</text:p>
          </table:table-cell>
          <table:table-cell office:value-type="string" office:value="early summer">
            <text:p>early sum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初夏の高原は気持ちがいいですね。">
            <text:p>初夏の高原は気持ちがいいですね。</text:p>
          </table:table-cell>
          <table:table-cell office:value-type="string" office:value="しょか の こうげん は きもち が いい です ね。">
            <text:p>しょか の こうげん は きもち が いい です ね。</text:p>
          </table:table-cell>
          <table:table-cell office:value-type="string" office:value="It feels great to be up on the high plateau in early summer.">
            <text:p>It feels great to be up on the high plateau in early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銭湯">
            <text:p>銭湯</text:p>
          </table:table-cell>
          <table:table-cell office:value-type="string" office:value="せんとう">
            <text:p>せんとう</text:p>
          </table:table-cell>
          <table:table-cell office:value-type="string" office:value="public bath, bathhouse">
            <text:p>public bath, bath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銭湯は昔より少なくなったわね。">
            <text:p>銭湯は昔より少なくなったわね。</text:p>
          </table:table-cell>
          <table:table-cell office:value-type="string" office:value="せんとう は むかし より すくなく なった わ ね。">
            <text:p>せんとう は むかし より すくなく なった わ ね。</text:p>
          </table:table-cell>
          <table:table-cell office:value-type="string" office:value="We have fewer public bathhouses today compared to the past.">
            <text:p>We have fewer public bathhouses today compared to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室">
            <text:p>病室</text:p>
          </table:table-cell>
          <table:table-cell office:value-type="string" office:value="びょうしつ">
            <text:p>びょうしつ</text:p>
          </table:table-cell>
          <table:table-cell office:value-type="string" office:value="hospital room">
            <text:p>hospital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病室はとても広くてきれいだった。">
            <text:p>その病室はとても広くてきれいだった。</text:p>
          </table:table-cell>
          <table:table-cell office:value-type="string" office:value="その びょうしつ は とても ひろくて きれい だった。">
            <text:p>その びょうしつ は とても ひろくて きれい だった。</text:p>
          </table:table-cell>
          <table:table-cell office:value-type="string" office:value="The hospital room was very large and clean.">
            <text:p>The hospital room was very large and cl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蜂">
            <text:p>蜂</text:p>
          </table:table-cell>
          <table:table-cell office:value-type="string" office:value="はち">
            <text:p>はち</text:p>
          </table:table-cell>
          <table:table-cell office:value-type="string" office:value="bee">
            <text:p>b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が蜂に刺されたんだ。">
            <text:p>友達が蜂に刺されたんだ。</text:p>
          </table:table-cell>
          <table:table-cell office:value-type="string" office:value="ともだち が はち に さされた ん だ。">
            <text:p>ともだち が はち に さされた ん だ。</text:p>
          </table:table-cell>
          <table:table-cell office:value-type="string" office:value="My friend was stung by a bee.">
            <text:p>My friend was stung by a b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社">
            <text:p>支社</text:p>
          </table:table-cell>
          <table:table-cell office:value-type="string" office:value="ししゃ">
            <text:p>ししゃ</text:p>
          </table:table-cell>
          <table:table-cell office:value-type="string" office:value="branch office">
            <text:p>branch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大阪に支社を開設します。">
            <text:p>来月大阪に支社を開設します。</text:p>
          </table:table-cell>
          <table:table-cell office:value-type="string" office:value="らいげつ おおさか に ししゃ を かいせつ します。">
            <text:p>らいげつ おおさか に ししゃ を かいせつ します。</text:p>
          </table:table-cell>
          <table:table-cell office:value-type="string" office:value="We'll open a branch office in Osaka next month.">
            <text:p>We'll open a branch office in Osaka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量">
            <text:p>多量</text:p>
          </table:table-cell>
          <table:table-cell office:value-type="string" office:value="たりょう">
            <text:p>たりょう</text:p>
          </table:table-cell>
          <table:table-cell office:value-type="string" office:value="large quantity, large amount">
            <text:p>large quantity, large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故で多量のガス漏れがあったね。">
            <text:p>その事故で多量のガス漏れがあったね。</text:p>
          </table:table-cell>
          <table:table-cell office:value-type="string" office:value="その じこ で たりょう の ガス もれ が あった ね。">
            <text:p>その じこ で たりょう の ガス もれ が あった ね。</text:p>
          </table:table-cell>
          <table:table-cell office:value-type="string" office:value="A large amount of gas leaked in the accident.">
            <text:p>A large amount of gas leak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柿">
            <text:p>柿</text:p>
          </table:table-cell>
          <table:table-cell office:value-type="string" office:value="かき">
            <text:p>かき</text:p>
          </table:table-cell>
          <table:table-cell office:value-type="string" office:value="persimmon">
            <text:p>persimm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庭に柿の実がなりました。">
            <text:p>庭に柿の実がなりました。</text:p>
          </table:table-cell>
          <table:table-cell office:value-type="string" office:value="にわ に かき の み が なりました。">
            <text:p>にわ に かき の み が なりました。</text:p>
          </table:table-cell>
          <table:table-cell office:value-type="string" office:value="The persimmon in the garden has born fruit.">
            <text:p>The persimmon in the garden has born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則">
            <text:p>反則</text:p>
          </table:table-cell>
          <table:table-cell office:value-type="string" office:value="はんそく">
            <text:p>はんそく</text:p>
          </table:table-cell>
          <table:table-cell office:value-type="string" office:value="rule violation, foul">
            <text:p>rule violation, fou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反則で負けました。">
            <text:p>その選手は反則で負けました。</text:p>
          </table:table-cell>
          <table:table-cell office:value-type="string" office:value="その せんしゅ は はんそく で まけました。">
            <text:p>その せんしゅ は はんそく で まけました。</text:p>
          </table:table-cell>
          <table:table-cell office:value-type="string" office:value="The athlete lost because he committed a foul.">
            <text:p>The athlete lost because he committed a fo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り">
            <text:p>のり</text:p>
          </table:table-cell>
          <table:table-cell office:value-type="string" office:value="のり">
            <text:p>のり</text:p>
          </table:table-cell>
          <table:table-cell office:value-type="string" office:value="seaweed">
            <text:p>seaw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館の朝食にのりが出ました。">
            <text:p>旅館の朝食にのりが出ました。</text:p>
          </table:table-cell>
          <table:table-cell office:value-type="string" office:value="りょかん の ちょうしょく に のり が でました。">
            <text:p>りょかん の ちょうしょく に のり が でました。</text:p>
          </table:table-cell>
          <table:table-cell office:value-type="string" office:value="Dried seaweed was served at the breakfast at the inn.">
            <text:p>Dried seaweed was served at the breakfast at the in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冬季">
            <text:p>冬季</text:p>
          </table:table-cell>
          <table:table-cell office:value-type="string" office:value="とうき">
            <text:p>とうき</text:p>
          </table:table-cell>
          <table:table-cell office:value-type="string" office:value="winter season">
            <text:p>winter sea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の冬季オリンピックは2年後です。">
            <text:p>次の冬季オリンピックは2年後です。</text:p>
          </table:table-cell>
          <table:table-cell office:value-type="string" office:value="つぎ の とうき オリンピック は 2 ねん ご です。">
            <text:p>つぎ の とうき オリンピック は 2 ねん ご です。</text:p>
          </table:table-cell>
          <table:table-cell office:value-type="string" office:value="The next Winter Olympics will be in two years.">
            <text:p>The next Winter Olympics will be in two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制限">
            <text:p>無制限</text:p>
          </table:table-cell>
          <table:table-cell office:value-type="string" office:value="むせいげん">
            <text:p>むせいげん</text:p>
          </table:table-cell>
          <table:table-cell office:value-type="string" office:value="unlimited">
            <text:p>unlimi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サイトでは音楽を無制限でダウンロードできる。">
            <text:p>このサイトでは音楽を無制限でダウンロードできる。</text:p>
          </table:table-cell>
          <table:table-cell office:value-type="string" office:value="この サイト で は おんがく を むせいげん で ダウンロード できる。">
            <text:p>この サイト で は おんがく を むせいげん で ダウンロード できる。</text:p>
          </table:table-cell>
          <table:table-cell office:value-type="string" office:value="You can download music unlimitedly on this site.">
            <text:p>You can download music unlimitedly on this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方">
            <text:p>四方</text:p>
          </table:table-cell>
          <table:table-cell office:value-type="string" office:value="しほう">
            <text:p>しほう</text:p>
          </table:table-cell>
          <table:table-cell office:value-type="string" office:value="all directions">
            <text:p>all direc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が四方に広がったんだよ。">
            <text:p>火が四方に広がったんだよ。</text:p>
          </table:table-cell>
          <table:table-cell office:value-type="string" office:value="ひ が しほう に ひろがった ん だ よ。">
            <text:p>ひ が しほう に ひろがった ん だ よ。</text:p>
          </table:table-cell>
          <table:table-cell office:value-type="string" office:value="The fire spread in all directions.">
            <text:p>The fire spread in all direc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合格">
            <text:p>不合格</text:p>
          </table:table-cell>
          <table:table-cell office:value-type="string" office:value="ふごうかく">
            <text:p>ふごうかく</text:p>
          </table:table-cell>
          <table:table-cell office:value-type="string" office:value="failing an exam, failure">
            <text:p>failing an exam, fail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残念ながら試験は不合格でした。">
            <text:p>残念ながら試験は不合格でした。</text:p>
          </table:table-cell>
          <table:table-cell office:value-type="string" office:value="ざんねん ながら しけん は ふごうかく でした。">
            <text:p>ざんねん ながら しけん は ふごうかく でした。</text:p>
          </table:table-cell>
          <table:table-cell office:value-type="string" office:value="Unfortunately, I failed the exam.">
            <text:p>Unfortunately, I failed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害">
            <text:p>水害</text:p>
          </table:table-cell>
          <table:table-cell office:value-type="string" office:value="すいがい">
            <text:p>すいがい</text:p>
          </table:table-cell>
          <table:table-cell office:value-type="string" office:value="flood damage">
            <text:p>flood da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害でたくさんの人が家を失ったの。">
            <text:p>水害でたくさんの人が家を失ったの。</text:p>
          </table:table-cell>
          <table:table-cell office:value-type="string" office:value="すいがい で たくさん の ひと が いえ を うしなった の。">
            <text:p>すいがい で たくさん の ひと が いえ を うしなった の。</text:p>
          </table:table-cell>
          <table:table-cell office:value-type="string" office:value="A great number of people lost their homes due to flood damage.">
            <text:p>A great number of people lost their homes due to flood dam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程">
            <text:p>行程</text:p>
          </table:table-cell>
          <table:table-cell office:value-type="string" office:value="こうてい">
            <text:p>こうてい</text:p>
          </table:table-cell>
          <table:table-cell office:value-type="string" office:value="distance, journey">
            <text:p>distance, journ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部で6時間の行程です。">
            <text:p>全部で6時間の行程です。</text:p>
          </table:table-cell>
          <table:table-cell office:value-type="string" office:value="ぜんぶ で 6 じかん の こうてい です。">
            <text:p>ぜんぶ で 6 じかん の こうてい です。</text:p>
          </table:table-cell>
          <table:table-cell office:value-type="string" office:value="It's a six-hour journey in all.">
            <text:p>It's a six-hour journey in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き鳥">
            <text:p>焼き鳥</text:p>
          </table:table-cell>
          <table:table-cell office:value-type="string" office:value="やきとり">
            <text:p>やきとり</text:p>
          </table:table-cell>
          <table:table-cell office:value-type="string" office:value="skewered chicken">
            <text:p>skewered chick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焼き鳥はビールに合うな。">
            <text:p>焼き鳥はビールに合うな。</text:p>
          </table:table-cell>
          <table:table-cell office:value-type="string" office:value="やきとり は ビール に あう な。">
            <text:p>やきとり は ビール に あう な。</text:p>
          </table:table-cell>
          <table:table-cell office:value-type="string" office:value="Yakitori goes well with beer.">
            <text:p>Yakitori goes well with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東">
            <text:p>南東</text:p>
          </table:table-cell>
          <table:table-cell office:value-type="string" office:value="なんとう">
            <text:p>なんとう</text:p>
          </table:table-cell>
          <table:table-cell office:value-type="string" office:value="southeast">
            <text:p>south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東の方角に月が見えるよ。">
            <text:p>南東の方角に月が見えるよ。</text:p>
          </table:table-cell>
          <table:table-cell office:value-type="string" office:value="なんとう の ほうがく に つき が みえる よ。">
            <text:p>なんとう の ほうがく に つき が みえる よ。</text:p>
          </table:table-cell>
          <table:table-cell office:value-type="string" office:value="We can see the moon in the southeast.">
            <text:p>We can see the moon in the south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月日">
            <text:p>年月日</text:p>
          </table:table-cell>
          <table:table-cell office:value-type="string" office:value="ねんがっぴ">
            <text:p>ねんがっぴ</text:p>
          </table:table-cell>
          <table:table-cell office:value-type="string" office:value="year, month and date">
            <text:p>year, month and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請の年月日を西暦で書いてください。">
            <text:p>申請の年月日を西暦で書いてください。</text:p>
          </table:table-cell>
          <table:table-cell office:value-type="string" office:value="しんせい の ねんがっぴ を せいれき で かいて ください。">
            <text:p>しんせい の ねんがっぴ を せいれき で かいて ください。</text:p>
          </table:table-cell>
          <table:table-cell office:value-type="string" office:value="Please write down the application date in the Western calendar.">
            <text:p>Please write down the application date in the Western calend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恋">
            <text:p>初恋</text:p>
          </table:table-cell>
          <table:table-cell office:value-type="string" office:value="はつこい">
            <text:p>はつこい</text:p>
          </table:table-cell>
          <table:table-cell office:value-type="string" office:value="first love">
            <text:p>first l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初恋は小学生のときです。">
            <text:p>私の初恋は小学生のときです。</text:p>
          </table:table-cell>
          <table:table-cell office:value-type="string" office:value="わたし の はつこい は しょうがくせい の とき です。">
            <text:p>わたし の はつこい は しょうがくせい の とき です。</text:p>
          </table:table-cell>
          <table:table-cell office:value-type="string" office:value="I had my first love when I was in elementary school.">
            <text:p>I had my first love when I was i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名">
            <text:p>人名</text:p>
          </table:table-cell>
          <table:table-cell office:value-type="string" office:value="じんめい">
            <text:p>じんめい</text:p>
          </table:table-cell>
          <table:table-cell office:value-type="string" office:value="person's name">
            <text:p>person's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日本の人名ですか。">
            <text:p>これは日本の人名ですか。</text:p>
          </table:table-cell>
          <table:table-cell office:value-type="string" office:value="これ は にほん の じんめい です か。">
            <text:p>これ は にほん の じんめい です か。</text:p>
          </table:table-cell>
          <table:table-cell office:value-type="string" office:value="Is this a Japanese name?">
            <text:p>Is this a Japanese n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温">
            <text:p>低温</text:p>
          </table:table-cell>
          <table:table-cell office:value-type="string" office:value="ていおん">
            <text:p>ていおん</text:p>
          </table:table-cell>
          <table:table-cell office:value-type="string" office:value="low temperature">
            <text:p>low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製品は低温で保存してください。">
            <text:p>この製品は低温で保存してください。</text:p>
          </table:table-cell>
          <table:table-cell office:value-type="string" office:value="この せいひん は ていおん で ほぞん して ください。">
            <text:p>この せいひん は ていおん で ほぞん して ください。</text:p>
          </table:table-cell>
          <table:table-cell office:value-type="string" office:value="Make sure to store this product at a low temperature.">
            <text:p>Make sure to store this product at a low temp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麦粉">
            <text:p>小麦粉</text:p>
          </table:table-cell>
          <table:table-cell office:value-type="string" office:value="こむぎこ">
            <text:p>こむぎこ</text:p>
          </table:table-cell>
          <table:table-cell office:value-type="string" office:value="flour">
            <text:p>fl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どんは小麦粉から作られます。">
            <text:p>うどんは小麦粉から作られます。</text:p>
          </table:table-cell>
          <table:table-cell office:value-type="string" office:value="うどん は こむぎこ から つくられます。">
            <text:p>うどん は こむぎこ から つくられます。</text:p>
          </table:table-cell>
          <table:table-cell office:value-type="string" office:value="Udon noodles are made from flour.">
            <text:p>Udon noodles are made from fl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性">
            <text:p>同性</text:p>
          </table:table-cell>
          <table:table-cell office:value-type="string" office:value="どうせい">
            <text:p>どうせい</text:p>
          </table:table-cell>
          <table:table-cell office:value-type="string" office:value="of the same sex">
            <text:p>of the same s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性の友達より異性の友達のほうが多いよ。">
            <text:p>同性の友達より異性の友達のほうが多いよ。</text:p>
          </table:table-cell>
          <table:table-cell office:value-type="string" office:value="どうせい の ともだち より いせい の ともだち の ほう が おおい よ。">
            <text:p>どうせい の ともだち より いせい の ともだち の ほう が おおい よ。</text:p>
          </table:table-cell>
          <table:table-cell office:value-type="string" office:value="I have more friends of the opposite sex than I do of the same sex.">
            <text:p>I have more friends of the opposite sex than I do of the same s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費">
            <text:p>旅費</text:p>
          </table:table-cell>
          <table:table-cell office:value-type="string" office:value="りょひ">
            <text:p>りょひ</text:p>
          </table:table-cell>
          <table:table-cell office:value-type="string" office:value="travel expense">
            <text:p>travel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が旅費を出してくれました。">
            <text:p>父が旅費を出してくれました。</text:p>
          </table:table-cell>
          <table:table-cell office:value-type="string" office:value="ちち が りょひ を だして くれました。">
            <text:p>ちち が りょひ を だして くれました。</text:p>
          </table:table-cell>
          <table:table-cell office:value-type="string" office:value="My father paid travel expenses for me.">
            <text:p>My father paid travel expenses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雨">
            <text:p>小雨</text:p>
          </table:table-cell>
          <table:table-cell office:value-type="string" office:value="こさめ">
            <text:p>こさめ</text:p>
          </table:table-cell>
          <table:table-cell office:value-type="string" office:value="drizzle">
            <text:p>drizz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雨なので傘は要りません。">
            <text:p>小雨なので傘は要りません。</text:p>
          </table:table-cell>
          <table:table-cell office:value-type="string" office:value="こさめ なので かさ は いりません 。">
            <text:p>こさめ なので かさ は いりません 。</text:p>
          </table:table-cell>
          <table:table-cell office:value-type="string" office:value="I don't need an umbrella because it's only drizzling.">
            <text:p>I don't need an umbrella because it's only drizz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らく">
            <text:p>長らく</text:p>
          </table:table-cell>
          <table:table-cell office:value-type="string" office:value="ながらく">
            <text:p>ながらく</text:p>
          </table:table-cell>
          <table:table-cell office:value-type="string" office:value="for a long time">
            <text:p>for a long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長らくお待たせしました。">
            <text:p>長らくお待たせしました。</text:p>
          </table:table-cell>
          <table:table-cell office:value-type="string" office:value="ながらく おまたせ しました。">
            <text:p>ながらく おまたせ しました。</text:p>
          </table:table-cell>
          <table:table-cell office:value-type="string" office:value="Sorry to keep you waiting for such a long time.">
            <text:p>Sorry to keep you waiting for such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画">
            <text:p>洋画</text:p>
          </table:table-cell>
          <table:table-cell office:value-type="string" office:value="ようが">
            <text:p>ようが</text:p>
          </table:table-cell>
          <table:table-cell office:value-type="string" office:value="foreign film">
            <text:p>foreign fil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週に3本洋画を見ます。">
            <text:p>私は週に3本洋画を見ます。</text:p>
          </table:table-cell>
          <table:table-cell office:value-type="string" office:value="わたし は しゅう に 3 ぼん ようが を みます。">
            <text:p>わたし は しゅう に 3 ぼん ようが を みます。</text:p>
          </table:table-cell>
          <table:table-cell office:value-type="string" office:value="I watch three foreign films a week.">
            <text:p>I watch three foreign films a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歴史的">
            <text:p>歴史的</text:p>
          </table:table-cell>
          <table:table-cell office:value-type="string" office:value="れきしてき">
            <text:p>れきしてき</text:p>
          </table:table-cell>
          <table:table-cell office:value-type="string" office:value="historical">
            <text:p>histor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は歴史的な日です。">
            <text:p>今日は歴史的な日です。</text:p>
          </table:table-cell>
          <table:table-cell office:value-type="string" office:value="きょう は れきしてきな ひ です。">
            <text:p>きょう は れきしてきな ひ です。</text:p>
          </table:table-cell>
          <table:table-cell office:value-type="string" office:value="Today is a historical day.">
            <text:p>Today is a historical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済的">
            <text:p>経済的</text:p>
          </table:table-cell>
          <table:table-cell office:value-type="string" office:value="けいざいてき">
            <text:p>けいざいてき</text:p>
          </table:table-cell>
          <table:table-cell office:value-type="string" office:value="economical, economic">
            <text:p>economical, econom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経済的な効果は計り知れません。">
            <text:p>経済的な効果は計り知れません。</text:p>
          </table:table-cell>
          <table:table-cell office:value-type="string" office:value="けいざいてきな こうか は はかりしれません。">
            <text:p>けいざいてきな こうか は はかりしれません。</text:p>
          </table:table-cell>
          <table:table-cell office:value-type="string" office:value="The economic effects are immeasurable.">
            <text:p>The economic effects are immeasur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理的">
            <text:p>論理的</text:p>
          </table:table-cell>
          <table:table-cell office:value-type="string" office:value="ろんりてき">
            <text:p>ろんりてき</text:p>
          </table:table-cell>
          <table:table-cell office:value-type="string" office:value="logical, rational">
            <text:p>logical, ra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論理的な人です。">
            <text:p>彼は論理的な人です。</text:p>
          </table:table-cell>
          <table:table-cell office:value-type="string" office:value="かれ は ろんりてきな ひと です。">
            <text:p>かれ は ろんりてきな ひと です。</text:p>
          </table:table-cell>
          <table:table-cell office:value-type="string" office:value="He's a rational person.">
            <text:p>He's a rationa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式的">
            <text:p>形式的</text:p>
          </table:table-cell>
          <table:table-cell office:value-type="string" office:value="けいしきてき">
            <text:p>けいしきてき</text:p>
          </table:table-cell>
          <table:table-cell office:value-type="string" office:value="formal">
            <text:p>form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形式的な質問をしただけだった。">
            <text:p>彼は形式的な質問をしただけだった。</text:p>
          </table:table-cell>
          <table:table-cell office:value-type="string" office:value="かれ は けいしきてきな しつもん を した だけ だった。">
            <text:p>かれ は けいしきてきな しつもん を した だけ だった。</text:p>
          </table:table-cell>
          <table:table-cell office:value-type="string" office:value="He asked formal questions only.">
            <text:p>He asked formal questions o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的地">
            <text:p>目的地</text:p>
          </table:table-cell>
          <table:table-cell office:value-type="string" office:value="もくてきち">
            <text:p>もくてきち</text:p>
          </table:table-cell>
          <table:table-cell office:value-type="string" office:value="destination">
            <text:p>dest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目的地に着いたよ。">
            <text:p>やっと目的地に着いたよ。</text:p>
          </table:table-cell>
          <table:table-cell office:value-type="string" office:value="やっと もくてき ち に ついた よ。">
            <text:p>やっと もくてき ち に ついた よ。</text:p>
          </table:table-cell>
          <table:table-cell office:value-type="string" office:value="I've finally arrived at the destination.">
            <text:p>I've finally arrived at the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覚ましい">
            <text:p>目覚ましい</text:p>
          </table:table-cell>
          <table:table-cell office:value-type="string" office:value="めざましい">
            <text:p>めざましい</text:p>
          </table:table-cell>
          <table:table-cell office:value-type="string" office:value="remarkable, marvelous">
            <text:p>remarkable, marvel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の国は目覚ましい発展を遂げたの。">
            <text:p>あの国は目覚ましい発展を遂げたの。</text:p>
          </table:table-cell>
          <table:table-cell office:value-type="string" office:value="あの くに は めざましい はってん を とげた の。">
            <text:p>あの くに は めざましい はってん を とげた の。</text:p>
          </table:table-cell>
          <table:table-cell office:value-type="string" office:value="That country has achieved remarkable development.">
            <text:p>That country has achieved remarkable develo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らばる">
            <text:p>散らばる</text:p>
          </table:table-cell>
          <table:table-cell office:value-type="string" office:value="ちらばる">
            <text:p>ちらばる</text:p>
          </table:table-cell>
          <table:table-cell office:value-type="string" office:value="be scattered">
            <text:p>be scatt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机の上に書類が散らばっている。">
            <text:p>机の上に書類が散らばっている。</text:p>
          </table:table-cell>
          <table:table-cell office:value-type="string" office:value="つくえ の うえ に しょるい が ちらばって いる。">
            <text:p>つくえ の うえ に しょるい が ちらばって いる。</text:p>
          </table:table-cell>
          <table:table-cell office:value-type="string" office:value="Documents are scattered on the desk.">
            <text:p>Documents are scattered on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とまず">
            <text:p>ひとまず</text:p>
          </table:table-cell>
          <table:table-cell office:value-type="string" office:value="ひとまず">
            <text:p>ひとまず</text:p>
          </table:table-cell>
          <table:table-cell office:value-type="string" office:value="for the time being, for a while">
            <text:p>for the time being, for a whi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ひとまず休憩しましょう。">
            <text:p>ひとまず休憩しましょう。</text:p>
          </table:table-cell>
          <table:table-cell office:value-type="string" office:value="ひとまず きゅうけい しましょう 。">
            <text:p>ひとまず きゅうけい しましょう 。</text:p>
          </table:table-cell>
          <table:table-cell office:value-type="string" office:value="Let's take a rest for a while.">
            <text:p>Let's take a rest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まる">
            <text:p>早まる</text:p>
          </table:table-cell>
          <table:table-cell office:value-type="string" office:value="はやまる">
            <text:p>はやまる</text:p>
          </table:table-cell>
          <table:table-cell office:value-type="string" office:value="make a hasty decision, act rashly">
            <text:p>make a hasty decision, act rash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早まらないでよく考えましょう。">
            <text:p>早まらないでよく考えましょう。</text:p>
          </table:table-cell>
          <table:table-cell office:value-type="string" office:value="はやまらない で よく かんがえましょう。">
            <text:p>はやまらない で よく かんがえましょう。</text:p>
          </table:table-cell>
          <table:table-cell office:value-type="string" office:value="We shouldn't make a hasty decision but think carefully.">
            <text:p>We shouldn't make a hasty decision but think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出">
            <text:p>人出</text:p>
          </table:table-cell>
          <table:table-cell office:value-type="string" office:value="ひとで">
            <text:p>ひとで</text:p>
          </table:table-cell>
          <table:table-cell office:value-type="string" office:value="turnout, crowd">
            <text:p>turnout, 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も遊園地は大変な人出だったよ。">
            <text:p>今日も遊園地は大変な人出だったよ。</text:p>
          </table:table-cell>
          <table:table-cell office:value-type="string" office:value="きょう も ゆうえんち は たいへんな ひとで だった よ。">
            <text:p>きょう も ゆうえんち は たいへんな ひとで だった よ。</text:p>
          </table:table-cell>
          <table:table-cell office:value-type="string" office:value="As always, the amusement park was very crowded today.">
            <text:p>As always, the amusement park was very crowd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物人">
            <text:p>見物人</text:p>
          </table:table-cell>
          <table:table-cell office:value-type="string" office:value="けんぶつにん">
            <text:p>けんぶつにん</text:p>
          </table:table-cell>
          <table:table-cell office:value-type="string" office:value="spectator, onlooker">
            <text:p>spectator, onloo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物人が大勢集まっているね。">
            <text:p>見物人が大勢集まっているね。</text:p>
          </table:table-cell>
          <table:table-cell office:value-type="string" office:value="けんぶつ にん が おおぜい あつまって いる ね。">
            <text:p>けんぶつ にん が おおぜい あつまって いる ね。</text:p>
          </table:table-cell>
          <table:table-cell office:value-type="string" office:value="Many spectators have gathered.">
            <text:p>Many spectators have gath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雄大">
            <text:p>雄大</text:p>
          </table:table-cell>
          <table:table-cell office:value-type="string" office:value="ゆうだい">
            <text:p>ゆうだい</text:p>
          </table:table-cell>
          <table:table-cell office:value-type="string" office:value="grand, magnificent">
            <text:p>grand, magnific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雄大な景色に感動したの。">
            <text:p>雄大な景色に感動したの。</text:p>
          </table:table-cell>
          <table:table-cell office:value-type="string" office:value="ゆうだいな けしき に かんどう した の。">
            <text:p>ゆうだいな けしき に かんどう した の。</text:p>
          </table:table-cell>
          <table:table-cell office:value-type="string" office:value="The magnificent scenery blew me away.">
            <text:p>The magnificent scenery blew me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毒">
            <text:p>有毒</text:p>
          </table:table-cell>
          <table:table-cell office:value-type="string" office:value="ゆうどく">
            <text:p>ゆうどく</text:p>
          </table:table-cell>
          <table:table-cell office:value-type="string" office:value="poisonous, toxic">
            <text:p>poisonous, tox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工場は有毒ガスを出している。">
            <text:p>その工場は有毒ガスを出している。</text:p>
          </table:table-cell>
          <table:table-cell office:value-type="string" office:value="その こうじょう は ゆうどく ガス を だして いる。">
            <text:p>その こうじょう は ゆうどく ガス を だして いる。</text:p>
          </table:table-cell>
          <table:table-cell office:value-type="string" office:value="That factory discharges toxic gas.">
            <text:p>That factory discharges toxic g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もうけ">
            <text:p>金もうけ</text:p>
          </table:table-cell>
          <table:table-cell office:value-type="string" office:value="かねもうけ">
            <text:p>かねもうけ</text:p>
          </table:table-cell>
          <table:table-cell office:value-type="string" office:value="moneymaking">
            <text:p>moneyma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金もうけが彼の趣味だ。">
            <text:p>金もうけが彼の趣味だ。</text:p>
          </table:table-cell>
          <table:table-cell office:value-type="string" office:value="かねもうけ が かれ の しゅみ だ 。">
            <text:p>かねもうけ が かれ の しゅみ だ 。</text:p>
          </table:table-cell>
          <table:table-cell office:value-type="string" office:value="Moneymaking is his hobby.">
            <text:p>Moneymaking is his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突">
            <text:p>追突</text:p>
          </table:table-cell>
          <table:table-cell office:value-type="string" office:value="ついとつ">
            <text:p>ついとつ</text:p>
          </table:table-cell>
          <table:table-cell office:value-type="string" office:value="collision">
            <text:p>coll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バスが乗用車に追突したよ。">
            <text:p>バスが乗用車に追突したよ。</text:p>
          </table:table-cell>
          <table:table-cell office:value-type="string" office:value="バス が じょうようしゃ に ついとつ した よ。">
            <text:p>バス が じょうようしゃ に ついとつ した よ。</text:p>
          </table:table-cell>
          <table:table-cell office:value-type="string" office:value="A bus collided with a passenger car.">
            <text:p>A bus collided with a passenger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惨め">
            <text:p>惨め</text:p>
          </table:table-cell>
          <table:table-cell office:value-type="string" office:value="みじめ">
            <text:p>みじめ</text:p>
          </table:table-cell>
          <table:table-cell office:value-type="string" office:value="miserable, pitiful">
            <text:p>miserable, piti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惨めな気持ちになったの。">
            <text:p>彼は惨めな気持ちになったの。</text:p>
          </table:table-cell>
          <table:table-cell office:value-type="string" office:value="かれ は みじめな きもち に なった の。">
            <text:p>かれ は みじめな きもち に なった の。</text:p>
          </table:table-cell>
          <table:table-cell office:value-type="string" office:value="He felt miserable.">
            <text:p>He felt miser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気">
            <text:p>弱気</text:p>
          </table:table-cell>
          <table:table-cell office:value-type="string" office:value="よわき">
            <text:p>よわき</text:p>
          </table:table-cell>
          <table:table-cell office:value-type="string" office:value="wimpy, losing one's confidence">
            <text:p>wimpy, losing one's confidenc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少し弱気になっています。">
            <text:p>彼は少し弱気になっています。</text:p>
          </table:table-cell>
          <table:table-cell office:value-type="string" office:value="かれ は すこし よわき に なって います。">
            <text:p>かれ は すこし よわき に なって います。</text:p>
          </table:table-cell>
          <table:table-cell office:value-type="string" office:value="He's getting a little wimpy.">
            <text:p>He's getting a little wim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長">
            <text:p>駅長</text:p>
          </table:table-cell>
          <table:table-cell office:value-type="string" office:value="えきちょう">
            <text:p>えきちょう</text:p>
          </table:table-cell>
          <table:table-cell office:value-type="string" office:value="stationmaster">
            <text:p>station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駅長です。">
            <text:p>彼は駅長です。</text:p>
          </table:table-cell>
          <table:table-cell office:value-type="string" office:value="かれ は えきちょう です。">
            <text:p>かれ は えきちょう です。</text:p>
          </table:table-cell>
          <table:table-cell office:value-type="string" office:value="He is a stationmaster.">
            <text:p>He is a stationm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機">
            <text:p>時機</text:p>
          </table:table-cell>
          <table:table-cell office:value-type="string" office:value="じき">
            <text:p>じき</text:p>
          </table:table-cell>
          <table:table-cell office:value-type="string" office:value="right opportunity">
            <text:p>right opport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せらずに時機を待つべきです。">
            <text:p>あせらずに時機を待つべきです。</text:p>
          </table:table-cell>
          <table:table-cell office:value-type="string" office:value="あせらず に じき を まつ べき です。">
            <text:p>あせらず に じき を まつ べき です。</text:p>
          </table:table-cell>
          <table:table-cell office:value-type="string" office:value="You should patiently wait for the right opportunity.">
            <text:p>You should patiently wait for the right opportun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証人">
            <text:p>保証人</text:p>
          </table:table-cell>
          <table:table-cell office:value-type="string" office:value="ほしょうにん">
            <text:p>ほしょうにん</text:p>
          </table:table-cell>
          <table:table-cell office:value-type="string" office:value="guarantor">
            <text:p>guaran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が私の保証人になってくれました。">
            <text:p>彼が私の保証人になってくれました。</text:p>
          </table:table-cell>
          <table:table-cell office:value-type="string" office:value="かれ が わたし の ほしょう にん に なって くれました。">
            <text:p>かれ が わたし の ほしょう にん に なって くれました。</text:p>
          </table:table-cell>
          <table:table-cell office:value-type="string" office:value="He's agreed to serve as my guarantor.">
            <text:p>He's agreed to serve as my guaran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陰">
            <text:p>物陰</text:p>
          </table:table-cell>
          <table:table-cell office:value-type="string" office:value="ものかげ">
            <text:p>ものかげ</text:p>
          </table:table-cell>
          <table:table-cell office:value-type="string" office:value="shade, place to hide">
            <text:p>shade, place to h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物陰に隠れたんだ。">
            <text:p>私たちは物陰に隠れたんだ。</text:p>
          </table:table-cell>
          <table:table-cell office:value-type="string" office:value="わたし たち は ものかげ に かくれた ん だ。">
            <text:p>わたし たち は ものかげ に かくれた ん だ。</text:p>
          </table:table-cell>
          <table:table-cell office:value-type="string" office:value="We hid ourselves away.">
            <text:p>We hid ourselves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病">
            <text:p>急病</text:p>
          </table:table-cell>
          <table:table-cell office:value-type="string" office:value="きゅうびょう">
            <text:p>きゅうびょう</text:p>
          </table:table-cell>
          <table:table-cell office:value-type="string" office:value="sudden illness">
            <text:p>sudden ill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り合いが急病で倒れた。">
            <text:p>知り合いが急病で倒れた。</text:p>
          </table:table-cell>
          <table:table-cell office:value-type="string" office:value="しりあい が きゅうびょう で たおれた。">
            <text:p>しりあい が きゅうびょう で たおれた。</text:p>
          </table:table-cell>
          <table:table-cell office:value-type="string" office:value="An acquaintance of mine suddenly fell ill.">
            <text:p>An acquaintance of mine suddenly fell 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最中">
            <text:p>真っ最中</text:p>
          </table:table-cell>
          <table:table-cell office:value-type="string" office:value="まっさいちゅう">
            <text:p>まっさいちゅう</text:p>
          </table:table-cell>
          <table:table-cell office:value-type="string" office:value="midst, to be in the middle of">
            <text:p>midst, to be in the middle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は試験の真っ最中です。">
            <text:p>今は試験の真っ最中です。</text:p>
          </table:table-cell>
          <table:table-cell office:value-type="string" office:value="いま は しけん の まっさいちゅう です。">
            <text:p>いま は しけん の まっさいちゅう です。</text:p>
          </table:table-cell>
          <table:table-cell office:value-type="string" office:value="I'm in the middle of the exam.">
            <text:p>I'm in the middle of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え込む">
            <text:p>冷え込む</text:p>
          </table:table-cell>
          <table:table-cell office:value-type="string" office:value="ひえこむ">
            <text:p>ひえこむ</text:p>
          </table:table-cell>
          <table:table-cell office:value-type="string" office:value="get cold">
            <text:p>get c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明日から急に冷え込むそうです。">
            <text:p>明日から急に冷え込むそうです。</text:p>
          </table:table-cell>
          <table:table-cell office:value-type="string" office:value="あす から きゅう に ひえこむ そうです。">
            <text:p>あす から きゅう に ひえこむ そうです。</text:p>
          </table:table-cell>
          <table:table-cell office:value-type="string" office:value="I hear that it will suddenly get cold from tomorrow.">
            <text:p>I hear that it will suddenly get cold fr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酒">
            <text:p>禁酒</text:p>
          </table:table-cell>
          <table:table-cell office:value-type="string" office:value="きんしゅ">
            <text:p>きんしゅ</text:p>
          </table:table-cell>
          <table:table-cell office:value-type="string" office:value="abstention from alcohol">
            <text:p>abstention from alcoh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禁酒しています。">
            <text:p>彼は禁酒しています。</text:p>
          </table:table-cell>
          <table:table-cell office:value-type="string" office:value="かれ は きんしゅ して います。">
            <text:p>かれ は きんしゅ して います。</text:p>
          </table:table-cell>
          <table:table-cell office:value-type="string" office:value="He abstains from alcohol.">
            <text:p>He abstains from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度">
            <text:p>この度</text:p>
          </table:table-cell>
          <table:table-cell office:value-type="string" office:value="このたび">
            <text:p>このたび</text:p>
          </table:table-cell>
          <table:table-cell office:value-type="string" office:value="this occasion">
            <text:p>this occa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度はご結婚おめでとうございます。">
            <text:p>この度はご結婚おめでとうございます。</text:p>
          </table:table-cell>
          <table:table-cell office:value-type="string" office:value="このたび は ごけっこん おめでとう ございます。">
            <text:p>このたび は ごけっこん おめでとう ございます。</text:p>
          </table:table-cell>
          <table:table-cell office:value-type="string" office:value="Congratulations on your marriage.">
            <text:p>Congratulations on your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り合い">
            <text:p>釣り合い</text:p>
          </table:table-cell>
          <table:table-cell office:value-type="string" office:value="つりあい">
            <text:p>つりあい</text:p>
          </table:table-cell>
          <table:table-cell office:value-type="string" office:value="balance, proportion">
            <text:p>balance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紙飛行機は左右の釣り合いがとれていないな。">
            <text:p>この紙飛行機は左右の釣り合いがとれていないな。</text:p>
          </table:table-cell>
          <table:table-cell office:value-type="string" office:value="この かみ ひこうき は さゆう の つりあい が とれて いない な。">
            <text:p>この かみ ひこうき は さゆう の つりあい が とれて いない な。</text:p>
          </table:table-cell>
          <table:table-cell office:value-type="string" office:value="The right-and-left balance on this paper airplane isn't good.">
            <text:p>The right-and-left balance on this paper airplane isn't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流">
            <text:p>二流</text:p>
          </table:table-cell>
          <table:table-cell office:value-type="string" office:value="にりゅう">
            <text:p>にりゅう</text:p>
          </table:table-cell>
          <table:table-cell office:value-type="string" office:value="second-rate, second-class">
            <text:p>second-rate, second-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まだまだ二流の芸人だね。">
            <text:p>彼はまだまだ二流の芸人だね。</text:p>
          </table:table-cell>
          <table:table-cell office:value-type="string" office:value="かれ は まだ まだ にりゅう の げいにん だ ね。">
            <text:p>かれ は まだ まだ にりゅう の げいにん だ ね。</text:p>
          </table:table-cell>
          <table:table-cell office:value-type="string" office:value="He's still a second-rate performer.">
            <text:p>He's still a second-rate perfor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至る所">
            <text:p>至る所</text:p>
          </table:table-cell>
          <table:table-cell office:value-type="string" office:value="いたるところ">
            <text:p>いたるところ</text:p>
          </table:table-cell>
          <table:table-cell office:value-type="string" office:value="everywhere, all over">
            <text:p>everywhere, all 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ビニは至る所にあります。">
            <text:p>コンビニは至る所にあります。</text:p>
          </table:table-cell>
          <table:table-cell office:value-type="string" office:value="コンビニ は いたるところ に あります。">
            <text:p>コンビニ は いたるところ に あります。</text:p>
          </table:table-cell>
          <table:table-cell office:value-type="string" office:value="Convenience stores are everywhere.">
            <text:p>Convenience stores are every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住所">
            <text:p>現住所</text:p>
          </table:table-cell>
          <table:table-cell office:value-type="string" office:value="げんじゅうしょ">
            <text:p>げんじゅうしょ</text:p>
          </table:table-cell>
          <table:table-cell office:value-type="string" office:value="present address">
            <text:p>present ad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は現住所を書いてください。">
            <text:p>ここには現住所を書いてください。</text:p>
          </table:table-cell>
          <table:table-cell office:value-type="string" office:value="ここ に は げんじゅうしょ を かいて ください。">
            <text:p>ここ に は げんじゅうしょ を かいて ください。</text:p>
          </table:table-cell>
          <table:table-cell office:value-type="string" office:value="Please write your current address here.">
            <text:p>Please write your current addres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げ道">
            <text:p>逃げ道</text:p>
          </table:table-cell>
          <table:table-cell office:value-type="string" office:value="にげみち">
            <text:p>にげみち</text:p>
          </table:table-cell>
          <table:table-cell office:value-type="string" office:value="escape route">
            <text:p>escape rou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失敗したときの逃げ道を考えたの。">
            <text:p>失敗したときの逃げ道を考えたの。</text:p>
          </table:table-cell>
          <table:table-cell office:value-type="string" office:value="しっぱい した とき の にげみち を かんがえた の 。">
            <text:p>しっぱい した とき の にげみち を かんがえた の 。</text:p>
          </table:table-cell>
          <table:table-cell office:value-type="string" office:value="I considered my escape route in case I failed.">
            <text:p>I considered my escape route in case I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害">
            <text:p>無害</text:p>
          </table:table-cell>
          <table:table-cell office:value-type="string" office:value="むがい">
            <text:p>むがい</text:p>
          </table:table-cell>
          <table:table-cell office:value-type="string" office:value="harmless">
            <text:p>harm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農薬は人には無害です。">
            <text:p>この農薬は人には無害です。</text:p>
          </table:table-cell>
          <table:table-cell office:value-type="string" office:value="この のうやく は ひと に は むがい です。">
            <text:p>この のうやく は ひと に は むがい です。</text:p>
          </table:table-cell>
          <table:table-cell office:value-type="string" office:value="This pesticide is harmless to humans.">
            <text:p>This pesticide is harmless to hum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衛生的">
            <text:p>衛生的</text:p>
          </table:table-cell>
          <table:table-cell office:value-type="string" office:value="えいせいてき">
            <text:p>えいせいてき</text:p>
          </table:table-cell>
          <table:table-cell office:value-type="string" office:value="sanitary, hygienic">
            <text:p>sanitary, hygien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レストランは衛生的で安心です。">
            <text:p>このレストランは衛生的で安心です。</text:p>
          </table:table-cell>
          <table:table-cell office:value-type="string" office:value="この レストラン は えいせいてき で あんしん です。">
            <text:p>この レストラン は えいせいてき で あんしん です。</text:p>
          </table:table-cell>
          <table:table-cell office:value-type="string" office:value="This restaurant is clean and safe.">
            <text:p>This restaurant is clean and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り話">
            <text:p>作り話</text:p>
          </table:table-cell>
          <table:table-cell office:value-type="string" office:value="つくりばなし">
            <text:p>つくりばなし</text:p>
          </table:table-cell>
          <table:table-cell office:value-type="string" office:value="fiction, made-up story">
            <text:p>fiction, made-up 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が言っていることは作り話です。">
            <text:p>その子が言っていることは作り話です。</text:p>
          </table:table-cell>
          <table:table-cell office:value-type="string" office:value="その こ が いって いる こと は つくりばなし です。">
            <text:p>その こ が いって いる こと は つくりばなし です。</text:p>
          </table:table-cell>
          <table:table-cell office:value-type="string" office:value="That kid is telling a made-up story.">
            <text:p>That kid is telling a made-up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握りしめる">
            <text:p>握りしめる</text:p>
          </table:table-cell>
          <table:table-cell office:value-type="string" office:value="にぎりしめる">
            <text:p>にぎりしめる</text:p>
          </table:table-cell>
          <table:table-cell office:value-type="string" office:value="grip, clench (one's hands)">
            <text:p>grip, clench (one's han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両手を握りしめたの。">
            <text:p>彼は両手を握りしめたの。</text:p>
          </table:table-cell>
          <table:table-cell office:value-type="string" office:value="かれ は りょうて を にぎりしめた の 。">
            <text:p>かれ は りょうて を にぎりしめた の 。</text:p>
          </table:table-cell>
          <table:table-cell office:value-type="string" office:value="He clenched his fists.">
            <text:p>He clenched his fi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退">
            <text:p>早退</text:p>
          </table:table-cell>
          <table:table-cell office:value-type="string" office:value="そうたい">
            <text:p>そうたい</text:p>
          </table:table-cell>
          <table:table-cell office:value-type="string" office:value="leaving earlier than usual">
            <text:p>leaving earlier than usu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具合が悪かったので仕事を早退しました。">
            <text:p>具合が悪かったので仕事を早退しました。</text:p>
          </table:table-cell>
          <table:table-cell office:value-type="string" office:value="ぐあい が わるかった ので しごと を そうたい しました。">
            <text:p>ぐあい が わるかった ので しごと を そうたい しました。</text:p>
          </table:table-cell>
          <table:table-cell office:value-type="string" office:value="I wasn't feeling well, so I left work earlier than usual.">
            <text:p>I wasn't feeling well, so I left work earlier than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記試験">
            <text:p>筆記試験</text:p>
          </table:table-cell>
          <table:table-cell office:value-type="string" office:value="ひっきしけん">
            <text:p>ひっきしけん</text:p>
          </table:table-cell>
          <table:table-cell office:value-type="string" office:value="written examination">
            <text:p>written exam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の筆記試験は難しかったよ。">
            <text:p>その会社の筆記試験は難しかったよ。</text:p>
          </table:table-cell>
          <table:table-cell office:value-type="string" office:value="その かいしゃ の ひっき しけん は むずかしかった よ。">
            <text:p>その かいしゃ の ひっき しけん は むずかしかった よ。</text:p>
          </table:table-cell>
          <table:table-cell office:value-type="string" office:value="That company's written examination was difficult.">
            <text:p>That company's written examination was diffic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呂場">
            <text:p>風呂場</text:p>
          </table:table-cell>
          <table:table-cell office:value-type="string" office:value="ふろば">
            <text:p>ふろば</text:p>
          </table:table-cell>
          <table:table-cell office:value-type="string" office:value="bathroom">
            <text:p>bath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風呂場で歯を磨きます。">
            <text:p>私は風呂場で歯を磨きます。</text:p>
          </table:table-cell>
          <table:table-cell office:value-type="string" office:value="わたし は ふろば で は を みがきます。">
            <text:p>わたし は ふろば で は を みがきます。</text:p>
          </table:table-cell>
          <table:table-cell office:value-type="string" office:value="I brush my teeth in the bathroom.">
            <text:p>I brush my teeth in the bath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づち">
            <text:p>相づち</text:p>
          </table:table-cell>
          <table:table-cell office:value-type="string" office:value="あいづち">
            <text:p>あいづち</text:p>
          </table:table-cell>
          <table:table-cell office:value-type="string" office:value="supportive reaction">
            <text:p>supportive re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話に私は相づちを打ったの。">
            <text:p>彼の話に私は相づちを打ったの。</text:p>
          </table:table-cell>
          <table:table-cell office:value-type="string" office:value="かれ の はなし に わたし は あいづち を うった の。">
            <text:p>かれ の はなし に わたし は あいづち を うった の。</text:p>
          </table:table-cell>
          <table:table-cell office:value-type="string" office:value="I chimed in with him as he spoke.">
            <text:p>I chimed in with him as he sp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て">
            <text:p>何て</text:p>
          </table:table-cell>
          <table:table-cell office:value-type="string" office:value="なんて">
            <text:p>なんて</text:p>
          </table:table-cell>
          <table:table-cell office:value-type="string" office:value="what, how (colloquial)">
            <text:p>what, how (colloqui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何てきれいな人なんだ。">
            <text:p>何てきれいな人なんだ。</text:p>
          </table:table-cell>
          <table:table-cell office:value-type="string" office:value="なんて きれいな ひと な ん だ。">
            <text:p>なんて きれいな ひと な ん だ。</text:p>
          </table:table-cell>
          <table:table-cell office:value-type="string" office:value="What a beautiful person!">
            <text:p>What a beautiful person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りのまま">
            <text:p>ありのまま</text:p>
          </table:table-cell>
          <table:table-cell office:value-type="string" office:value="ありのまま">
            <text:p>ありのまま</text:p>
          </table:table-cell>
          <table:table-cell office:value-type="string" office:value="as it is">
            <text:p>as it 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有りのままを話してください。">
            <text:p>有りのままを話してください。</text:p>
          </table:table-cell>
          <table:table-cell office:value-type="string" office:value="あり の まま を はなして ください。">
            <text:p>あり の まま を はなして ください。</text:p>
          </table:table-cell>
          <table:table-cell office:value-type="string" office:value="Please tell me about it as it is.">
            <text:p>Please tell me about it as it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ず知らず">
            <text:p>知らず知らず</text:p>
          </table:table-cell>
          <table:table-cell office:value-type="string" office:value="しらずしらず">
            <text:p>しらずしらず</text:p>
          </table:table-cell>
          <table:table-cell office:value-type="string" office:value="unknowingly, unconsciously">
            <text:p>unknowingly, unconsciou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知らず知らずのうちに疲れがたまっていたよ。">
            <text:p>知らず知らずのうちに疲れがたまっていたよ。</text:p>
          </table:table-cell>
          <table:table-cell office:value-type="string" office:value="しらずしらず の うち に つかれ が たまって いた よ。">
            <text:p>しらずしらず の うち に つかれ が たまって いた よ。</text:p>
          </table:table-cell>
          <table:table-cell office:value-type="string" office:value="I got tired little by little without being aware of it.">
            <text:p>I got tired little by little without being aware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々に">
            <text:p>順々に</text:p>
          </table:table-cell>
          <table:table-cell office:value-type="string" office:value="じゅんじゅんに">
            <text:p>じゅんじゅんに</text:p>
          </table:table-cell>
          <table:table-cell office:value-type="string" office:value="by turns, one at a time">
            <text:p>by turns, one at a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たちは順々にお菓子を受け取ったよ。">
            <text:p>子供たちは順々にお菓子を受け取ったよ。</text:p>
          </table:table-cell>
          <table:table-cell office:value-type="string" office:value="こども たち は じゅんじゅんに おかし を うけとった よ。">
            <text:p>こども たち は じゅんじゅんに おかし を うけとった よ。</text:p>
          </table:table-cell>
          <table:table-cell office:value-type="string" office:value="Children received snacks one at a time.">
            <text:p>Children received snacks one at a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労働者">
            <text:p>労働者</text:p>
          </table:table-cell>
          <table:table-cell office:value-type="string" office:value="ろうどうしゃ">
            <text:p>ろうどうしゃ</text:p>
          </table:table-cell>
          <table:table-cell office:value-type="string" office:value="laborer, worker">
            <text:p>laborer, wor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労働者がストをしたそうだよ。">
            <text:p>労働者がストをしたそうだよ。</text:p>
          </table:table-cell>
          <table:table-cell office:value-type="string" office:value="ろうどう しゃ が スト を した そうだ よ。">
            <text:p>ろうどう しゃ が スト を した そうだ よ。</text:p>
          </table:table-cell>
          <table:table-cell office:value-type="string" office:value="I heard that the workers went on strike.">
            <text:p>I heard that the workers went on stri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科学者">
            <text:p>科学者</text:p>
          </table:table-cell>
          <table:table-cell office:value-type="string" office:value="かがくしゃ">
            <text:p>かがくしゃ</text:p>
          </table:table-cell>
          <table:table-cell office:value-type="string" office:value="scientist">
            <text:p>scient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有名な科学者だ。">
            <text:p>彼はとても有名な科学者だ。</text:p>
          </table:table-cell>
          <table:table-cell office:value-type="string" office:value="かれ は とても ゆうめいな かがくしゃ だ。">
            <text:p>かれ は とても ゆうめいな かがくしゃ だ。</text:p>
          </table:table-cell>
          <table:table-cell office:value-type="string" office:value="He is a very famous scientist.">
            <text:p>He is a very famous sci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ノーベル賞">
            <text:p>ノーベル賞</text:p>
          </table:table-cell>
          <table:table-cell office:value-type="string" office:value="ノーベルしょう">
            <text:p>ノーベルしょう</text:p>
          </table:table-cell>
          <table:table-cell office:value-type="string" office:value="Nobel Prize">
            <text:p>Nobel Pr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人がノーベル賞を取ったよ。">
            <text:p>日本人がノーベル賞を取ったよ。</text:p>
          </table:table-cell>
          <table:table-cell office:value-type="string" office:value="にほん じん が ノーベル しょう を とった よ。">
            <text:p>にほん じん が ノーベル しょう を とった よ。</text:p>
          </table:table-cell>
          <table:table-cell office:value-type="string" office:value="A Japanese person won the Nobel Prize.">
            <text:p>A Japanese person won the Nobel Pr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電所">
            <text:p>発電所</text:p>
          </table:table-cell>
          <table:table-cell office:value-type="string" office:value="はつでんしょ">
            <text:p>はつでんしょ</text:p>
          </table:table-cell>
          <table:table-cell office:value-type="string" office:value="power plant">
            <text:p>power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ぐそこに発電所があります。">
            <text:p>すぐそこに発電所があります。</text:p>
          </table:table-cell>
          <table:table-cell office:value-type="string" office:value="すぐ そこ に はつでん しょ が あります。">
            <text:p>すぐ そこ に はつでん しょ が あります。</text:p>
          </table:table-cell>
          <table:table-cell office:value-type="string" office:value="There's a power plant near here.">
            <text:p>There's a power plant ne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決め">
            <text:p>取り決め</text:p>
          </table:table-cell>
          <table:table-cell office:value-type="string" office:value="とりきめ">
            <text:p>とりきめ</text:p>
          </table:table-cell>
          <table:table-cell office:value-type="string" office:value="decision, agreement">
            <text:p>decision, agre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会社間の取り決めです。">
            <text:p>これは会社間の取り決めです。</text:p>
          </table:table-cell>
          <table:table-cell office:value-type="string" office:value="これ は かいしゃ かん の とりきめ です。">
            <text:p>これ は かいしゃ かん の とりきめ です。</text:p>
          </table:table-cell>
          <table:table-cell office:value-type="string" office:value="This is a decision among the companies.">
            <text:p>This is a decision among the compan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火">
            <text:p>消火</text:p>
          </table:table-cell>
          <table:table-cell office:value-type="string" office:value="しょうか">
            <text:p>しょうか</text:p>
          </table:table-cell>
          <table:table-cell office:value-type="string" office:value="fire extinction">
            <text:p>fire extin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火事は無事消火されました。">
            <text:p>火事は無事消火されました。</text:p>
          </table:table-cell>
          <table:table-cell office:value-type="string" office:value="かじ は ぶじ しょうか されました。">
            <text:p>かじ は ぶじ しょうか されました。</text:p>
          </table:table-cell>
          <table:table-cell office:value-type="string" office:value="The fire was safely extinguished.">
            <text:p>The fire was safely extingu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本主義">
            <text:p>資本主義</text:p>
          </table:table-cell>
          <table:table-cell office:value-type="string" office:value="しほんしゅぎ">
            <text:p>しほんしゅぎ</text:p>
          </table:table-cell>
          <table:table-cell office:value-type="string" office:value="capitalism">
            <text:p>capital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次第に資本主義になった。">
            <text:p>その国は次第に資本主義になった。</text:p>
          </table:table-cell>
          <table:table-cell office:value-type="string" office:value="その くに は しだいに しほん しゅぎ に なった。">
            <text:p>その くに は しだいに しほん しゅぎ に なった。</text:p>
          </table:table-cell>
          <table:table-cell office:value-type="string" office:value="The country gradually became capitalist.">
            <text:p>The country gradually became capit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き地">
            <text:p>空き地</text:p>
          </table:table-cell>
          <table:table-cell office:value-type="string" office:value="あきち">
            <text:p>あきち</text:p>
          </table:table-cell>
          <table:table-cell office:value-type="string" office:value="unoccupied land, vacant lot">
            <text:p>unoccupied land, vacant l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き地で工事が始まった。">
            <text:p>空き地で工事が始まった。</text:p>
          </table:table-cell>
          <table:table-cell office:value-type="string" office:value="あきち で こうじ が はじまった。">
            <text:p>あきち で こうじ が はじまった。</text:p>
          </table:table-cell>
          <table:table-cell office:value-type="string" office:value="Construction started in the vacant lot.">
            <text:p>Construction started in the vacant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西">
            <text:p>北西</text:p>
          </table:table-cell>
          <table:table-cell office:value-type="string" office:value="ほくせい">
            <text:p>ほくせい</text:p>
          </table:table-cell>
          <table:table-cell office:value-type="string" office:value="northwest">
            <text:p>north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は北西に進んでいます。">
            <text:p>台風は北西に進んでいます。</text:p>
          </table:table-cell>
          <table:table-cell office:value-type="string" office:value="たいふう は ほくせい に すすんで います。">
            <text:p>たいふう は ほくせい に すすんで います。</text:p>
          </table:table-cell>
          <table:table-cell office:value-type="string" office:value="The typhoon is advancing toward the northwest.">
            <text:p>The typhoon is advancing toward the north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死">
            <text:p>病死</text:p>
          </table:table-cell>
          <table:table-cell office:value-type="string" office:value="びょうし">
            <text:p>びょうし</text:p>
          </table:table-cell>
          <table:table-cell office:value-type="string" office:value="death from sickness">
            <text:p>death from sick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作家は35歳という若さで病死した。">
            <text:p>その作家は35歳という若さで病死した。</text:p>
          </table:table-cell>
          <table:table-cell office:value-type="string" office:value="その さっか は 35 さい と いう わかさ で びょうし した。">
            <text:p>その さっか は 35 さい と いう わかさ で びょうし した。</text:p>
          </table:table-cell>
          <table:table-cell office:value-type="string" office:value="The writer died of illness at the young age of 35.">
            <text:p>The writer died of illness at the young age of 3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零下">
            <text:p>零下</text:p>
          </table:table-cell>
          <table:table-cell office:value-type="string" office:value="れいか">
            <text:p>れいか</text:p>
          </table:table-cell>
          <table:table-cell office:value-type="string" office:value="below zero">
            <text:p>below zer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零下の寒さでしたね。">
            <text:p>今日は零下の寒さでしたね。</text:p>
          </table:table-cell>
          <table:table-cell office:value-type="string" office:value="きょう は れいか の さむさ でした ね。">
            <text:p>きょう は れいか の さむさ でした ね。</text:p>
          </table:table-cell>
          <table:table-cell office:value-type="string" office:value="The cold was below zero today.">
            <text:p>The cold was below zero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ールスマン">
            <text:p>セールスマン</text:p>
          </table:table-cell>
          <table:table-cell office:value-type="string" office:value="セールスマン">
            <text:p>セールスマン</text:p>
          </table:table-cell>
          <table:table-cell office:value-type="string" office:value="sales representative, salesperson">
            <text:p>sales representative, sales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、セールスマンをしていたことがあります。">
            <text:p>以前、セールスマンをしていたことがあります。</text:p>
          </table:table-cell>
          <table:table-cell office:value-type="string" office:value="いぜん、セールスマン を して いた こと が あります。">
            <text:p>いぜん、セールスマン を して いた こと が あります。</text:p>
          </table:table-cell>
          <table:table-cell office:value-type="string" office:value="I used to work as a salesperson.">
            <text:p>I used to work as a sales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韓">
            <text:p>日韓</text:p>
          </table:table-cell>
          <table:table-cell office:value-type="string" office:value="にっかん">
            <text:p>にっかん</text:p>
          </table:table-cell>
          <table:table-cell office:value-type="string" office:value="Japan and (South) Korea">
            <text:p>Japan and (South) Ko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韓合同のコンサートが開かれたよ。">
            <text:p>日韓合同のコンサートが開かれたよ。</text:p>
          </table:table-cell>
          <table:table-cell office:value-type="string" office:value="にっかん ごうどう の コンサート が ひらかれた よ。">
            <text:p>にっかん ごうどう の コンサート が ひらかれた よ。</text:p>
          </table:table-cell>
          <table:table-cell office:value-type="string" office:value="There was a joint concert with Japan and South Korea.">
            <text:p>There was a joint concert with Japan and South Ko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動場">
            <text:p>運動場</text:p>
          </table:table-cell>
          <table:table-cell office:value-type="string" office:value="うんどうじょう">
            <text:p>うんどうじょう</text:p>
          </table:table-cell>
          <table:table-cell office:value-type="string" office:value="playground, playing field">
            <text:p>playground, playing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場でサッカーをしよう。">
            <text:p>運動場でサッカーをしよう。</text:p>
          </table:table-cell>
          <table:table-cell office:value-type="string" office:value="うんどうじょう で サッカー を しよう。">
            <text:p>うんどうじょう で サッカー を しよう。</text:p>
          </table:table-cell>
          <table:table-cell office:value-type="string" office:value="Let's play soccer in the playing field.">
            <text:p>Let's play soccer in the playing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化的">
            <text:p>文化的</text:p>
          </table:table-cell>
          <table:table-cell office:value-type="string" office:value="ぶんかてき">
            <text:p>ぶんかてき</text:p>
          </table:table-cell>
          <table:table-cell office:value-type="string" office:value="cultural">
            <text:p>cultur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国は文化的な事業に力を入れています。">
            <text:p>この国は文化的な事業に力を入れています。</text:p>
          </table:table-cell>
          <table:table-cell office:value-type="string" office:value="この くに は ぶんかてきな じぎょう に ちから を いれて います。">
            <text:p>この くに は ぶんかてきな じぎょう に ちから を いれて います。</text:p>
          </table:table-cell>
          <table:table-cell office:value-type="string" office:value="This country is putting effort into its cultural projects.">
            <text:p>This country is putting effort into its cultural proje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るす">
            <text:p>つるす</text:p>
          </table:table-cell>
          <table:table-cell office:value-type="string" office:value="つるす">
            <text:p>つるす</text:p>
          </table:table-cell>
          <table:table-cell office:value-type="string" office:value="hang (something) with a string, etc.">
            <text:p>hang (something) with a string, etc.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木にブランコをつるしました。">
            <text:p>木にブランコをつるしました。</text:p>
          </table:table-cell>
          <table:table-cell office:value-type="string" office:value="き に ブランコ を つるしました。">
            <text:p>き に ブランコ を つるしました。</text:p>
          </table:table-cell>
          <table:table-cell office:value-type="string" office:value="I hung a swing from a tree.">
            <text:p>I hung a swing from a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産主義">
            <text:p>共産主義</text:p>
          </table:table-cell>
          <table:table-cell office:value-type="string" office:value="きょうさんしゅぎ">
            <text:p>きょうさんしゅぎ</text:p>
          </table:table-cell>
          <table:table-cell office:value-type="string" office:value="Communism">
            <text:p>Commu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共産主義の国だよ。">
            <text:p>その国は共産主義の国だよ。</text:p>
          </table:table-cell>
          <table:table-cell office:value-type="string" office:value="その くに は きょうさん しゅぎ の くに だ よ。">
            <text:p>その くに は きょうさん しゅぎ の くに だ よ。</text:p>
          </table:table-cell>
          <table:table-cell office:value-type="string" office:value="That country is a Communist nation.">
            <text:p>That country is a Communist 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畑">
            <text:p>田畑</text:p>
          </table:table-cell>
          <table:table-cell office:value-type="string" office:value="たはた">
            <text:p>たはた</text:p>
          </table:table-cell>
          <table:table-cell office:value-type="string" office:value="fields and rice paddies">
            <text:p>fields and rice padd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村には田畑がたくさんあります。">
            <text:p>この村には田畑がたくさんあります。</text:p>
          </table:table-cell>
          <table:table-cell office:value-type="string" office:value="この むら に は たはた が たくさん あります。">
            <text:p>この むら に は たはた が たくさん あります。</text:p>
          </table:table-cell>
          <table:table-cell office:value-type="string" office:value="There are a lot of fields and rice paddies in this village.">
            <text:p>There are a lot of fields and rice paddies in this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気圧">
            <text:p>低気圧</text:p>
          </table:table-cell>
          <table:table-cell office:value-type="string" office:value="ていきあつ">
            <text:p>ていきあつ</text:p>
          </table:table-cell>
          <table:table-cell office:value-type="string" office:value="low pressure, atmospheric depression">
            <text:p>low pressure, atmospheric de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低気圧が近づいています。">
            <text:p>低気圧が近づいています。</text:p>
          </table:table-cell>
          <table:table-cell office:value-type="string" office:value="ていきあつ が ちかづいて います。">
            <text:p>ていきあつ が ちかづいて います。</text:p>
          </table:table-cell>
          <table:table-cell office:value-type="string" office:value="A low pressure is approaching.">
            <text:p>A low pressure is approac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長">
            <text:p>機長</text:p>
          </table:table-cell>
          <table:table-cell office:value-type="string" office:value="きちょう">
            <text:p>きちょう</text:p>
          </table:table-cell>
          <table:table-cell office:value-type="string" office:value="(plane) captain">
            <text:p>(plane) cap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機長の放送があったの。">
            <text:p>機長の放送があったの。</text:p>
          </table:table-cell>
          <table:table-cell office:value-type="string" office:value="きちょう の ほうそう が あった の。">
            <text:p>きちょう の ほうそう が あった の。</text:p>
          </table:table-cell>
          <table:table-cell office:value-type="string" office:value="There was an announcement from the captain.">
            <text:p>There was an announcement from the cap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夏季">
            <text:p>夏季</text:p>
          </table:table-cell>
          <table:table-cell office:value-type="string" office:value="かき">
            <text:p>かき</text:p>
          </table:table-cell>
          <table:table-cell office:value-type="string" office:value="summer season">
            <text:p>summer sea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夏季講習に申し込みした？">
            <text:p>夏季講習に申し込みした？</text:p>
          </table:table-cell>
          <table:table-cell office:value-type="string" office:value="かき こうしゅう に もうしこみ した？">
            <text:p>かき こうしゅう に もうしこみ した？</text:p>
          </table:table-cell>
          <table:table-cell office:value-type="string" office:value="Did you register for summer school?">
            <text:p>Did you register for summer sch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出所">
            <text:p>派出所</text:p>
          </table:table-cell>
          <table:table-cell office:value-type="string" office:value="はしゅつじょ">
            <text:p>はしゅつじょ</text:p>
          </table:table-cell>
          <table:table-cell office:value-type="string" office:value="police box, police station">
            <text:p>police box, police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派出所にだれもいないな。">
            <text:p>派出所にだれもいないな。</text:p>
          </table:table-cell>
          <table:table-cell office:value-type="string" office:value="はしゅつじょ に だれ も いない な。">
            <text:p>はしゅつじょ に だれ も いない な。</text:p>
          </table:table-cell>
          <table:table-cell office:value-type="string" office:value="There's no one in the police box.">
            <text:p>There's no one in the polic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葉">
            <text:p>落ち葉</text:p>
          </table:table-cell>
          <table:table-cell office:value-type="string" office:value="おちば">
            <text:p>おちば</text:p>
          </table:table-cell>
          <table:table-cell office:value-type="string" office:value="fallen leaves">
            <text:p>fallen lea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落ち葉の季節になりましたね。">
            <text:p>落ち葉の季節になりましたね。</text:p>
          </table:table-cell>
          <table:table-cell office:value-type="string" office:value="おちば の きせつ に なりました ね。">
            <text:p>おちば の きせつ に なりました ね。</text:p>
          </table:table-cell>
          <table:table-cell office:value-type="string" office:value="The season of falling leaves has arrived.">
            <text:p>The season of falling leaves has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筋道">
            <text:p>筋道</text:p>
          </table:table-cell>
          <table:table-cell office:value-type="string" office:value="すじみち">
            <text:p>すじみち</text:p>
          </table:table-cell>
          <table:table-cell office:value-type="string" office:value="method, logic">
            <text:p>method, 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筋道を立てて考えなさい。">
            <text:p>筋道を立てて考えなさい。</text:p>
          </table:table-cell>
          <table:table-cell office:value-type="string" office:value="すじみち を たてて かんがえなさい。">
            <text:p>すじみち を たてて かんがえなさい。</text:p>
          </table:table-cell>
          <table:table-cell office:value-type="string" office:value="Think logically.">
            <text:p>Think log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草花">
            <text:p>草花</text:p>
          </table:table-cell>
          <table:table-cell office:value-type="string" office:value="くさばな">
            <text:p>くさばな</text:p>
          </table:table-cell>
          <table:table-cell office:value-type="string" office:value="plants and flowers">
            <text:p>plants and flow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草花を大切にしましょう。">
            <text:p>草花を大切にしましょう。</text:p>
          </table:table-cell>
          <table:table-cell office:value-type="string" office:value="くさばな を たいせつ に しましょう。">
            <text:p>くさばな を たいせつ に しましょう。</text:p>
          </table:table-cell>
          <table:table-cell office:value-type="string" office:value="Let's take good care of plants and flowers.">
            <text:p>Let's take good care of plants and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狭まる">
            <text:p>狭まる</text:p>
          </table:table-cell>
          <table:table-cell office:value-type="string" office:value="せばまる">
            <text:p>せばまる</text:p>
          </table:table-cell>
          <table:table-cell office:value-type="string" office:value="get narrow">
            <text:p>get nar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から道の幅が狭まっています。">
            <text:p>ここから道の幅が狭まっています。</text:p>
          </table:table-cell>
          <table:table-cell office:value-type="string" office:value="ここ から みち の はば が せばまって います。">
            <text:p>ここ から みち の はば が せばまって います。</text:p>
          </table:table-cell>
          <table:table-cell office:value-type="string" office:value="The road gets narrow from here.">
            <text:p>The road gets narrow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初">
            <text:p>当初</text:p>
          </table:table-cell>
          <table:table-cell office:value-type="string" office:value="とうしょ">
            <text:p>とうしょ</text:p>
          </table:table-cell>
          <table:table-cell office:value-type="string" office:value="initial, beginning">
            <text:p>initial, begin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初の計画ではもっと早く終わるはずでした。">
            <text:p>当初の計画ではもっと早く終わるはずでした。</text:p>
          </table:table-cell>
          <table:table-cell office:value-type="string" office:value="とうしょ の けいかく で は もっと はやく おわる はず でした。">
            <text:p>とうしょ の けいかく で は もっと はやく おわる はず でした。</text:p>
          </table:table-cell>
          <table:table-cell office:value-type="string" office:value="We were going to finish it much earlier according to our initial plan.">
            <text:p>We were going to finish it much earlier according to our initial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諸国">
            <text:p>諸国</text:p>
          </table:table-cell>
          <table:table-cell office:value-type="string" office:value="しょこく">
            <text:p>しょこく</text:p>
          </table:table-cell>
          <table:table-cell office:value-type="string" office:value="various countries">
            <text:p>various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ヨーロッパ諸国を旅行した。">
            <text:p>彼はヨーロッパ諸国を旅行した。</text:p>
          </table:table-cell>
          <table:table-cell office:value-type="string" office:value="かれ は ヨーロッパ しょこく を りょこう した。">
            <text:p>かれ は ヨーロッパ しょこく を りょこう した。</text:p>
          </table:table-cell>
          <table:table-cell office:value-type="string" office:value="He traveled through various European countries.">
            <text:p>He traveled through various European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諸国">
            <text:p>諸国</text:p>
          </table:table-cell>
          <table:table-cell office:value-type="string" office:value="しょこく">
            <text:p>しょこく</text:p>
          </table:table-cell>
          <table:table-cell office:value-type="string" office:value="various countries">
            <text:p>various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ヨーロッパ諸国を旅行した。">
            <text:p>彼はヨーロッパ諸国を旅行した。</text:p>
          </table:table-cell>
          <table:table-cell office:value-type="string" office:value="かれ は ヨーロッパ しょこく を りょこう した。">
            <text:p>かれ は ヨーロッパ しょこく を りょこう した。</text:p>
          </table:table-cell>
          <table:table-cell office:value-type="string" office:value="He traveled through various European countries.">
            <text:p>He traveled through various European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